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table>
      <mtr>
        <mtd>
          <mrow>
            <msub>
              <mo stretchy="false">ν</mo>
              <mi>j</mi>
            </msub>
            <mrow>
              <mi/>
              <mo stretchy="false">=</mo>
              <mi/>
            </mrow>
            <mfrac>
              <mrow>
                <mo stretchy="false">∂</mo>
                <mover accent="true">
                  <mi>H</mi>
                  <mo stretchy="false">̄</mo>
                </mover>
              </mrow>
              <mrow>
                <mo stretchy="false">∂</mo>
                <msub>
                  <mi>J</mi>
                  <mi>j</mi>
                </msub>
              </mrow>
            </mfrac>
            <mi/>
            <mi>,</mi>
            <mi/>
            <mi>j</mi>
            <mrow>
              <mi/>
              <mo stretchy="false">=</mo>
              <mi/>
            </mrow>
            <mi>r</mi>
            <mi>,</mi>
            <mo stretchy="false">ϑ</mo>
            <mi>,</mi>
            <mo stretchy="false">ϕ</mo>
          </mrow>
        </mtd>
      </mtr>
      <mtr>
        <mtd>
          <mrow>
            <mo stretchy="false">ν</mo>
            <mrow>
              <mi/>
              <mo stretchy="false">=</mo>
              <mi/>
            </mrow>
            <mfrac>
              <mrow>
                <mn>4</mn>
                <msup>
                  <mo stretchy="false">π</mo>
                  <mn>2</mn>
                </msup>
                <mi>m</mi>
                <msup>
                  <mi>k</mi>
                  <mn>2</mn>
                </msup>
              </mrow>
              <mrow>
                <msup>
                  <mrow>
                    <mo stretchy="false">(</mo>
                    <mrow>
                      <mrow>
                        <mrow>
                          <msub>
                            <mi>J</mi>
                            <mi>r</mi>
                          </msub>
                          <mo stretchy="false">+</mo>
                          <msub>
                            <mi>J</mi>
                            <mo stretchy="false">ϑ</mo>
                          </msub>
                        </mrow>
                        <mo stretchy="false">+</mo>
                        <msub>
                          <mi>J</mi>
                          <mo stretchy="false">ϕ</mo>
                        </msub>
                      </mrow>
                    </mrow>
                    <mo stretchy="false">)</mo>
                  </mrow>
                  <mn>3</mn>
                </msup>
              </mrow>
            </mfrac>
          </mrow>
        </mtd>
      </mtr>
    </mtable>
    <annotation encoding="StarMath 5.0">%inu _j `=` {partial bar H} over {partial J_j} `,~~~ j`=` r,%ivartheta,%iphi newline
%inu `=` {4 %pi^2 m k^2} over {(J_r+J_%ivartheta+J_%iphi)^3}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15T22:08:04.461000000</meta:creation-date>
    <meta:generator>LibreOffice/4.1.4.2$Windows_x86 LibreOffice_project/0a0440ccc0227ad9829de5f46be37cfb6edcf72</meta:generator>
  </office:meta>
</office:document-meta>
</file>